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ea0ad" officeooo:paragraph-rsid="00426540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 Condensed" fo:font-size="12pt" fo:font-weight="bold" officeooo:rsid="003ea0ad" officeooo:paragraph-rsid="0042654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 Condensed" fo:font-size="12pt" fo:font-weight="bold" officeooo:rsid="006b3285" officeooo:paragraph-rsid="006b3285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weight="bold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28da7" officeooo:paragraph-rsid="00426540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6c5ee7" officeooo:paragraph-rsid="006c5ee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6ea376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ea376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ea37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54d5f" style:font-weight-asian="bold" style:font-weight-complex="bold"/>
    </style:style>
    <style:style style:name="T3" style:family="text">
      <style:text-properties officeooo:rsid="006b3285"/>
    </style:style>
    <style:style style:name="T4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6e9cb9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6ea376" style:font-size-asian="12pt" style:font-weight-asian="bold" style:font-size-complex="12pt" style:font-weight-complex="bold"/>
    </style:style>
    <style:style style:name="T8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8">1<text:span text:style-name="T8">xx</text:span> - Controls</text:p>
          </table:table-cell>
          <table:table-cell table:style-name="Table1.B1" office:value-type="string">
            <text:p text:style-name="P9">2xx - Ground</text:p>
          </table:table-cell>
          <table:table-cell table:style-name="Table1.B1" office:value-type="string">
            <text:p text:style-name="P9">3xx - Flight</text:p>
          </table:table-cell>
          <table:table-cell table:style-name="Table1.B1" office:value-type="string">
            <text:p text:style-name="P9">4xx - A2A</text:p>
          </table:table-cell>
          <table:table-cell table:style-name="Table1.E1" office:value-type="string">
            <text:p text:style-name="P9">5xx - A2G</text:p>
          </table:table-cell>
          <table:table-cell table:style-name="Table1.F1" office:value-type="string">
            <text:p text:style-name="P9">6xx - Misc</text:p>
          </table:table-cell>
        </table:table-row>
      </table:table>
      <text:p text:style-name="P7"><text:span text:style-name="T6">5</text:span><text:span text:style-name="T7">0</text:span><text:span text:style-name="T6">1</text:span><text:span text:style-name="T4"> - </text:span><text:span text:style-name="T5">A/G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NOT A POUND FOR AIR TO GROUND!!!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...<text:span text:style-name="T3">Just kidding. <text:s/>You can shoot your cannon.</text:span></text:p>
      <text:list text:style-name="L1">
        <text:list-item>
          <text:p text:style-name="P5">Press <text:span text:style-name="T2">Gray Reset Hat backward</text:span> to <text:span text:style-name="T1">toggle cannon on.</text:span></text:p>
        </text:list-item>
        <text:list-item>
          <text:p text:style-name="P5">Press <text:span text:style-name="T1">Trigger</text:span> to fire.</text:p>
        </text:list-item>
        <text:list-item>
          <text:p text:style-name="P6"><text:soft-page-break/>There is to A2G sight, so use Kentucky windage and your boresight cros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22T10:53:23.122000000</dc:date>
    <meta:editing-duration>PT19H9M4S</meta:editing-duration>
    <meta:editing-cycles>71</meta:editing-cycles>
    <meta:generator>LibreOffice/7.4.5.1$Windows_X86_64 LibreOffice_project/9c0871452b3918c1019dde9bfac75448afc4b57f</meta:generator>
    <meta:document-statistic meta:table-count="1" meta:image-count="0" meta:object-count="0" meta:page-count="2" meta:paragraph-count="12" meta:word-count="64" meta:character-count="301" meta:non-whitespace-character-count="251"/>
  </office:meta>
</office:document-meta>
</file>